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218.9" calcext:value-type="float">
            <text:p>218.9</text:p>
          </table:table-cell>
          <table:table-cell table:style-name="ce2" table:formula="of:=2.65+0.05" office:value-type="float" office:value="2.7" calcext:value-type="float">
            <text:p>2.7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1" calcext:value-type="float">
            <text:p>221</text:p>
          </table:table-cell>
          <table:table-cell table:style-name="ce2" table:formula="of:=[.G2]+0.05" office:value-type="float" office:value="2.75" calcext:value-type="float">
            <text:p>2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2.9" calcext:value-type="float">
            <text:p>222.9</text:p>
          </table:table-cell>
          <table:table-cell table:style-name="ce2" table:formula="of:=[.G3]+0.05" office:value-type="float" office:value="2.8" calcext:value-type="float">
            <text:p>2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4.7" calcext:value-type="float">
            <text:p>224.7</text:p>
          </table:table-cell>
          <table:table-cell table:style-name="ce2" table:formula="of:=[.G4]+0.05" office:value-type="float" office:value="2.85" calcext:value-type="float">
            <text:p>2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6.4" calcext:value-type="float">
            <text:p>226.4</text:p>
          </table:table-cell>
          <table:table-cell table:style-name="ce2" table:formula="of:=[.G5]+0.05" office:value-type="float" office:value="2.9" calcext:value-type="float">
            <text:p>2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" calcext:value-type="float">
            <text:p>228</text:p>
          </table:table-cell>
          <table:table-cell table:style-name="ce2" table:formula="of:=[.G6]+0.05" office:value-type="float" office:value="2.95" calcext:value-type="float">
            <text:p>2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4" calcext:value-type="float">
            <text:p>229.4</text:p>
          </table:table-cell>
          <table:table-cell table:style-name="ce2" table:formula="of:=[.G7]+0.05" office:value-type="float" office:value="3" calcext:value-type="float">
            <text:p>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9" calcext:value-type="float">
            <text:p>230.9</text:p>
          </table:table-cell>
          <table:table-cell table:style-name="ce2" table:formula="of:=[.G8]+0.05" office:value-type="float" office:value="3.05" calcext:value-type="float">
            <text:p>3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2" calcext:value-type="float">
            <text:p>232.2</text:p>
          </table:table-cell>
          <table:table-cell table:style-name="ce2" table:formula="of:=[.G9]+0.05" office:value-type="float" office:value="3.1" calcext:value-type="float">
            <text:p>3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5" calcext:value-type="float">
            <text:p>233.5</text:p>
          </table:table-cell>
          <table:table-cell table:style-name="ce2" table:formula="of:=[.G10]+0.05" office:value-type="float" office:value="3.15" calcext:value-type="float">
            <text:p>3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7" calcext:value-type="float">
            <text:p>234.7</text:p>
          </table:table-cell>
          <table:table-cell table:style-name="ce2" table:formula="of:=[.G11]+0.05" office:value-type="float" office:value="3.2" calcext:value-type="float">
            <text:p>3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8" calcext:value-type="float">
            <text:p>235.8</text:p>
          </table:table-cell>
          <table:table-cell table:style-name="ce2" table:formula="of:=[.G12]+0.05" office:value-type="float" office:value="3.25" calcext:value-type="float">
            <text:p>3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9" calcext:value-type="float">
            <text:p>236.9</text:p>
          </table:table-cell>
          <table:table-cell table:style-name="ce2" table:formula="of:=[.G13]+0.05" office:value-type="float" office:value="3.3" calcext:value-type="float">
            <text:p>3.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" calcext:value-type="float">
            <text:p>238</text:p>
          </table:table-cell>
          <table:table-cell table:style-name="ce2" table:formula="of:=[.G14]+0.05" office:value-type="float" office:value="3.35" calcext:value-type="float">
            <text:p>3.3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1" calcext:value-type="float">
            <text:p>239.1</text:p>
          </table:table-cell>
          <table:table-cell table:style-name="ce2" table:formula="of:=[.G15]+0.05" office:value-type="float" office:value="3.4" calcext:value-type="float">
            <text:p>3.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" calcext:value-type="float">
            <text:p>240</text:p>
          </table:table-cell>
          <table:table-cell table:style-name="ce2" table:formula="of:=[.G16]+0.05" office:value-type="float" office:value="3.45" calcext:value-type="float">
            <text:p>3.4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" calcext:value-type="float">
            <text:p>241</text:p>
          </table:table-cell>
          <table:table-cell table:style-name="ce2" table:formula="of:=[.G17]+0.05" office:value-type="float" office:value="3.5" calcext:value-type="float">
            <text:p>3.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9" calcext:value-type="float">
            <text:p>241.9</text:p>
          </table:table-cell>
          <table:table-cell table:style-name="ce2" table:formula="of:=[.G18]+0.05" office:value-type="float" office:value="3.55" calcext:value-type="float">
            <text:p>3.5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8" calcext:value-type="float">
            <text:p>242.8</text:p>
          </table:table-cell>
          <table:table-cell table:style-name="ce2" table:formula="of:=[.G19]+0.05" office:value-type="float" office:value="3.6" calcext:value-type="float">
            <text:p>3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6" calcext:value-type="float">
            <text:p>243.6</text:p>
          </table:table-cell>
          <table:table-cell table:style-name="ce2" table:formula="of:=[.G20]+0.05" office:value-type="float" office:value="3.65" calcext:value-type="float">
            <text:p>3.6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5" calcext:value-type="float">
            <text:p>244.5</text:p>
          </table:table-cell>
          <table:table-cell table:style-name="ce2" table:formula="of:=[.G21]+0.05" office:value-type="float" office:value="3.7" calcext:value-type="float">
            <text:p>3.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3" calcext:value-type="float">
            <text:p>245.3</text:p>
          </table:table-cell>
          <table:table-cell table:style-name="ce2" table:formula="of:=[.G22]+0.05" office:value-type="float" office:value="3.75" calcext:value-type="float">
            <text:p>3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1" calcext:value-type="float">
            <text:p>246.1</text:p>
          </table:table-cell>
          <table:table-cell table:style-name="ce2" table:formula="of:=[.G23]+0.05" office:value-type="float" office:value="3.8" calcext:value-type="float">
            <text:p>3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8" calcext:value-type="float">
            <text:p>246.8</text:p>
          </table:table-cell>
          <table:table-cell table:style-name="ce2" table:formula="of:=[.G24]+0.05" office:value-type="float" office:value="3.85" calcext:value-type="float">
            <text:p>3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5" calcext:value-type="float">
            <text:p>247.5</text:p>
          </table:table-cell>
          <table:table-cell table:style-name="ce2" table:formula="of:=[.G25]+0.05" office:value-type="float" office:value="3.9" calcext:value-type="float">
            <text:p>3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3" calcext:value-type="float">
            <text:p>248.3</text:p>
          </table:table-cell>
          <table:table-cell table:style-name="ce2" table:formula="of:=[.G26]+0.05" office:value-type="float" office:value="3.95" calcext:value-type="float">
            <text:p>3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" calcext:value-type="float">
            <text:p>249</text:p>
          </table:table-cell>
          <table:table-cell table:style-name="ce2" table:formula="of:=[.G27]+0.05" office:value-type="float" office:value="4" calcext:value-type="float">
            <text:p>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6" calcext:value-type="float">
            <text:p>249.6</text:p>
          </table:table-cell>
          <table:table-cell table:style-name="ce2" table:formula="of:=[.G28]+0.05" office:value-type="float" office:value="4.05" calcext:value-type="float">
            <text:p>4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3" calcext:value-type="float">
            <text:p>250.3</text:p>
          </table:table-cell>
          <table:table-cell table:style-name="ce2" table:formula="of:=[.G29]+0.05" office:value-type="float" office:value="4.1" calcext:value-type="float">
            <text:p>4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" calcext:value-type="float">
            <text:p>251</text:p>
          </table:table-cell>
          <table:table-cell table:style-name="ce2" table:formula="of:=[.G30]+0.05" office:value-type="float" office:value="4.15" calcext:value-type="float">
            <text:p>4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6" calcext:value-type="float">
            <text:p>251.6</text:p>
          </table:table-cell>
          <table:table-cell table:style-name="ce2" table:formula="of:=[.G31]+0.05" office:value-type="float" office:value="4.2" calcext:value-type="float">
            <text:p>4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2" calcext:value-type="float">
            <text:p>252.2</text:p>
          </table:table-cell>
          <table:table-cell table:style-name="ce2" table:formula="of:=[.G32]+0.05" office:value-type="float" office:value="4.25" calcext:value-type="float">
            <text:p>4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8" calcext:value-type="float">
            <text:p>252.8</text:p>
          </table:table-cell>
          <table:table-cell table:style-name="ce2" table:formula="of:=[.G33]+0.05" office:value-type="float" office:value="4.29999999999999" calcext:value-type="float">
            <text:p>4.29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3.4" calcext:value-type="float">
            <text:p>253.4</text:p>
          </table:table-cell>
          <table:table-cell table:style-name="ce2" table:formula="of:=[.G34]+0.05" office:value-type="float" office:value="4.34999999999999" calcext:value-type="float">
            <text:p>4.34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4" calcext:value-type="float">
            <text:p>254</text:p>
          </table:table-cell>
          <table:table-cell table:style-name="ce2" table:formula="of:=[.G35]+0.05" office:value-type="float" office:value="4.39999999999999" calcext:value-type="float">
            <text:p>4.39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4.5" calcext:value-type="float">
            <text:p>254.5</text:p>
          </table:table-cell>
          <table:table-cell table:style-name="ce2" table:formula="of:=[.G36]+0.05" office:value-type="float" office:value="4.44999999999999" calcext:value-type="float">
            <text:p>4.44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" calcext:value-type="float">
            <text:p>255</text:p>
          </table:table-cell>
          <table:table-cell table:style-name="ce2" table:formula="of:=[.G37]+0.05" office:value-type="float" office:value="4.49999999999999" calcext:value-type="float">
            <text:p>4.4999999999999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float" office:value="255.6" calcext:value-type="float">
            <text:p>255.6</text:p>
          </table:table-cell>
          <table:table-cell table:style-name="ce2" table:formula="of:=[.G38]+0.05" office:value-type="float" office:value="4.54999999999999" calcext:value-type="float">
            <text:p>4.54999999999999</text:p>
          </table:table-cell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" meta:object-count="0"/>
    <meta:generator>LibreOfficeDev/6.0.5.2$Linux_X86_64 LibreOffice_project/</meta:generator>
  </office:meta>
</office:document-meta>
</file>